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74.25" calcext:value-type="float">
            <text:p>74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13.75" calcext:value-type="float">
            <text:p>213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228813559322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9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1:.C$202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 table:number-rows-repeated="10483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7T12:23:33.835000000</dc:date>
    <meta:editing-duration>PT12H38M57S</meta:editing-duration>
    <meta:editing-cycles>121</meta:editing-cycles>
    <meta:generator>LibreOffice/7.4.3.2$Windows_X86_64 LibreOffice_project/1048a8393ae2eeec98dff31b5c133c5f1d08b890</meta:generator>
    <meta:document-statistic meta:table-count="1" meta:cell-count="571" meta:object-count="0"/>
  </office:meta>
</office:document-meta>
</file>